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5000001E7998031CE950BFA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3b6e" officeooo:paragraph-rsid="00023b6e"/>
    </style:style>
    <style:style style:name="P2" style:family="paragraph" style:parent-style-name="Standard">
      <style:text-properties officeooo:rsid="00034a95" officeooo:paragraph-rsid="00034a95"/>
    </style:style>
    <style:style style:name="T1" style:family="text">
      <style:text-properties officeooo:rsid="0004a4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eo 1:</text:p>
      <text:p text:style-name="P1"><text:s/>introduction</text:p>
      <text:p text:style-name="P1"/>
      <text:p text:style-name="P2">video2,<text:span text:style-name="T1">3</text:span>:</text:p>
      <text:p text:style-name="P2"><draw:frame draw:style-name="fr1" draw:name="Image1" text:anchor-type="paragraph" svg:width="17cm" svg:height="10.492cm" draw:z-index="0"><draw:image xlink:href="Pictures/1000000000000315000001E7998031CE950BFA1B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21:31:38.601274053</meta:creation-date>
    <meta:generator>LibreOffice/5.3.1.2$Linux_X86_64 LibreOffice_project/30m0$Build-2</meta:generator>
    <dc:date>2017-09-11T23:23:00.777710082</dc:date>
    <meta:editing-duration>PT1H20M50S</meta:editing-duration>
    <meta:editing-cycles>3</meta:editing-cycles>
    <meta:document-statistic meta:table-count="0" meta:image-count="1" meta:object-count="0" meta:page-count="1" meta:paragraph-count="3" meta:word-count="4" meta:character-count="30" meta:non-whitespace-character-count="28"/>
  </office:meta>
</office:document-meta>
</file>